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81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81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4.45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81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5.6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tyle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连接逻辑" draw:style-name="dp1" draw:master-page-name="Default">
        <draw:custom-shape draw:style-name="gr1" draw:text-style-name="P1" xml:id="id1" draw:id="id1" draw:layer="layout" svg:width="4.826cm" svg:height="2.54cm" svg:x="7.477cm" svg:y="4.556cm">
          <text:p text:style-name="P1">通过Udp广播</text:p>
          <text:p text:style-name="P1">自己的ip地址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318cm" svg:height="2.413cm" svg:x="7.731cm" svg:y="10.398cm">
          <text:p text:style-name="P1">接收者尝试</text:p>
          <text:p text:style-name="P1">通过Tcp</text:p>
          <text:p text:style-name="P1">连接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89cm" svg:y1="7.096cm" svg:x2="9.89cm" svg:y2="10.398cm" draw:start-shape="id1" draw:start-glue-point="2" draw:end-shape="id2" draw:end-glue-point="0" svg:d="M9890 7096v3302" svg:viewBox="0 0 1 3303">
          <text:p/>
        </draw:connector>
        <draw:custom-shape draw:style-name="gr4" draw:text-style-name="P1" xml:id="id3" draw:id="id3" draw:layer="layout" svg:width="4.318cm" svg:height="2.54cm" svg:x="7.731cm" svg:y="15.224cm">
          <text:p text:style-name="P1">连接成功</text:p>
          <text:p text:style-name="P1">，进行通信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318cm" svg:height="2.54cm" svg:x="13.573cm" svg:y="15.224cm">
          <text:p text:style-name="P1">连接失败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89cm" svg:y1="12.811cm" svg:x2="9.89cm" svg:y2="15.224cm" draw:start-shape="id2" draw:start-glue-point="2" draw:end-shape="id3" svg:d="M9890 12811v2413" svg:viewBox="0 0 1 2414">
          <text:p/>
        </draw:connector>
        <draw:connector draw:style-name="gr3" draw:text-style-name="P2" draw:layer="layout" svg:x1="12.049cm" svg:y1="11.604cm" svg:x2="13.573cm" svg:y2="16.494cm" draw:start-shape="id2" draw:start-glue-point="1" draw:end-shape="id4" svg:d="M12049 11604h762v4890h762" svg:viewBox="0 0 1525 4891">
          <text:p/>
        </draw:connector>
        <draw:connector draw:style-name="gr3" draw:text-style-name="P2" draw:layer="layout" svg:x1="15.732cm" svg:y1="15.224cm" svg:x2="12.303cm" svg:y2="5.826cm" draw:start-shape="id4" draw:start-glue-point="0" draw:end-shape="id1" draw:end-glue-point="1" svg:d="M15732 15224v-9398h-3429" svg:viewBox="0 0 3430 9399">
          <text:p/>
        </draw:connector>
      </draw:page>
      <draw:page draw:name="用户在线状态" draw:style-name="dp1" draw:master-page-name="Default">
        <draw:custom-shape draw:style-name="gr5" draw:text-style-name="P1" xml:id="id5" draw:id="id5" draw:layer="layout" svg:width="4.953cm" svg:height="2.413cm" svg:x="9.509cm" svg:y="3.413cm">
          <text:p text:style-name="P3"><text:span text:style-name="T1">发送</text:span><text:span text:style-name="T1">Udp</text:span><text:span text:style-name="T1">广播</text:span></text:p>
          <text:p text:style-name="P3"><text:span text:style-name="T1">命令为</text:span>Flag +1</text:p>
          <text:p text:style-name="P3">重复多次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953cm" svg:height="2.413cm" svg:x="9.509cm" svg:y="8.493cm">
          <text:p text:style-name="P1">判断Flag是否</text:p>
          <text:p text:style-name="P1">大于0（在线）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85cm" svg:y1="5.826cm" svg:x2="11.985cm" svg:y2="8.493cm" draw:start-shape="id5" draw:end-shape="id6" draw:end-glue-point="0" svg:d="M11985 5826v2667" svg:viewBox="0 0 1 2668">
          <text:p/>
        </draw:connector>
        <draw:custom-shape draw:style-name="gr5" draw:text-style-name="P1" xml:id="id7" draw:id="id7" draw:layer="layout" svg:width="4.953cm" svg:height="2.413cm" svg:x="1.762cm" svg:y="2.143cm">
          <text:p text:style-name="P1">整型Flag=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85cm" svg:y1="3.413cm" svg:x2="4.238cm" svg:y2="2.143cm" draw:start-shape="id5" draw:start-glue-point="0" draw:end-shape="id7" draw:end-glue-point="0" svg:d="M11985 3413v-1772h-7747v502" svg:viewBox="0 0 7748 1773">
          <text:p/>
        </draw:connector>
        <draw:custom-shape draw:style-name="gr5" draw:text-style-name="P1" xml:id="id8" draw:id="id8" draw:layer="layout" svg:width="4.953cm" svg:height="2.413cm" svg:x="4.429cm" svg:y="13.7cm">
          <text:p text:style-name="P1">大于0（在线）</text:p>
          <text:p text:style-name="P1">执行append</text:p>
          <text:p text:style-name="P1">（用户名）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85cm" svg:y1="10.906cm" svg:x2="6.905cm" svg:y2="13.7cm" draw:start-shape="id6" draw:start-glue-point="2" draw:end-shape="id8" draw:end-glue-point="0" svg:d="M11985 10906v1396h-5080v1398" svg:viewBox="0 0 5081 2795">
          <text:p/>
        </draw:connector>
        <draw:custom-shape draw:style-name="gr5" draw:text-style-name="P1" xml:id="id9" draw:id="id9" draw:layer="layout" svg:width="4.953cm" svg:height="2.413cm" svg:x="13.7cm" svg:y="13.7cm">
          <text:p text:style-name="P1">等于0（执行下线）</text:p>
          <text:p text:style-name="P1">执行pop</text:p>
          <text:p text:style-name="P1">（用户名）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251cm" svg:x1="11.985cm" svg:y1="10.906cm" svg:x2="16.176cm" svg:y2="13.7cm" draw:end-shape="id9" draw:end-glue-point="0" svg:d="M11985 10906v1397h4191v1397" svg:viewBox="0 0 4192 2795">
          <text:p/>
        </draw:connector>
        <draw:custom-shape draw:style-name="gr5" draw:text-style-name="P1" xml:id="id10" draw:id="id10" draw:layer="layout" svg:width="4.953cm" svg:height="2.413cm" svg:x="9.509cm" svg:y="21.955cm">
          <text:p text:style-name="P1">显示一个listview</text:p>
          <text:p text:style-name="P1">显示在线的用户</text:p>
          <text:p text:style-name="P1">IP、地址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905cm" svg:y1="16.113cm" svg:x2="11.985cm" svg:y2="21.955cm" draw:start-shape="id8" draw:start-glue-point="2" draw:end-shape="id10" draw:end-glue-point="0" svg:d="M6905 16113v2920h5080v2922" svg:viewBox="0 0 5081 5843">
          <text:p/>
        </draw:connector>
        <draw:connector draw:style-name="gr3" draw:text-style-name="P2" draw:layer="layout" svg:x1="16.176cm" svg:y1="16.113cm" svg:x2="11.985cm" svg:y2="21.955cm" draw:start-shape="id9" draw:end-shape="id10" draw:end-glue-point="0" svg:d="M16176 16113v2920h-4191v2922" svg:viewBox="0 0 4192 5843">
          <text:p/>
        </draw:connector>
      </draw:page>
      <draw:page draw:name="目前情况" draw:style-name="dp1" draw:master-page-name="Default">
        <draw:custom-shape draw:style-name="gr6" draw:text-style-name="P1" xml:id="id11" draw:id="id11" draw:layer="layout" svg:width="4.318cm" svg:height="1.778cm" svg:x="1cm" svg:y="1cm">
          <text:p text:style-name="P1">读取音频数据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4.318cm" svg:height="1.778cm" svg:x="7.096cm" svg:y="1cm">
          <text:p text:style-name="P1">自定义结构体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5.318cm" svg:y1="1.889cm" svg:x2="7.096cm" svg:y2="1.889cm" draw:start-shape="id11" draw:end-shape="id12" draw:end-glue-point="3" svg:d="M5318 1889h1778" svg:viewBox="0 0 1779 1">
          <text:p text:style-name="P4">函数</text:p>
          <text:p text:style-name="P4"/>
        </draw:connector>
        <draw:custom-shape draw:style-name="gr6" draw:text-style-name="P1" xml:id="id13" draw:id="id13" draw:layer="layout" svg:width="4.318cm" svg:height="1.778cm" svg:x="16.24cm" svg:y="1cm">
          <text:p text:style-name="P1">通过UDP发送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1.414cm" svg:y1="1.889cm" svg:x2="16.24cm" svg:y2="1.889cm" draw:start-shape="id12" draw:start-glue-point="1" draw:end-shape="id13" draw:end-glue-point="3" svg:d="M11414 1889h4826" svg:viewBox="0 0 4827 1">
          <text:p text:style-name="P2">函数|信号|槽</text:p>
          <text:p text:style-name="P2"/>
        </draw:connector>
        <draw:custom-shape draw:style-name="gr6" draw:text-style-name="P1" xml:id="id14" draw:id="id14" draw:layer="layout" svg:width="4.318cm" svg:height="1.778cm" svg:x="16.24cm" svg:y="5.064cm">
          <text:p text:style-name="P1">通过UDP接收</text:p>
          <text:p text:style-name="P1">数据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8.399cm" svg:y1="2.778cm" svg:x2="18.399cm" svg:y2="5.064cm" draw:start-shape="id13" draw:start-glue-point="2" draw:end-shape="id14" draw:end-glue-point="0" svg:d="M18399 2778v2286" svg:viewBox="0 0 1 2287">
          <text:p text:style-name="P2">网络</text:p>
          <text:p text:style-name="P2"/>
        </draw:connector>
        <draw:custom-shape draw:style-name="gr6" draw:text-style-name="P1" xml:id="id15" draw:id="id15" draw:layer="layout" svg:width="4.318cm" svg:height="1.778cm" svg:x="9.89cm" svg:y="5.064cm">
          <text:p text:style-name="P1">从自定义结构体</text:p>
          <text:p text:style-name="P1">中获取音频数据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6.24cm" svg:y1="5.953cm" svg:x2="14.208cm" svg:y2="5.953cm" draw:start-shape="id14" draw:start-glue-point="3" draw:end-shape="id15" draw:end-glue-point="1" svg:d="M16240 5953h-2032" svg:viewBox="0 0 2033 1">
          <text:p text:style-name="P2">函数</text:p>
          <text:p text:style-name="P2"/>
        </draw:connector>
        <draw:custom-shape draw:style-name="gr6" draw:text-style-name="P1" xml:id="id16" draw:id="id16" draw:layer="layout" svg:width="4.318cm" svg:height="1.778cm" svg:x="1cm" svg:y="5.064cm">
          <text:p text:style-name="P1">播放音频数据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9.89cm" svg:y1="5.953cm" svg:x2="5.318cm" svg:y2="5.953cm" draw:start-shape="id15" draw:start-glue-point="3" draw:end-shape="id16" draw:end-glue-point="1" svg:d="M9890 5953h-4572" svg:viewBox="0 0 4573 1">
          <text:p text:style-name="P2">函数|槽|信号</text:p>
          <text:p text:style-name="P2"/>
        </draw:connector>
      </draw:page>
      <draw:page draw:name="功能表1" draw:style-name="dp1" draw:master-page-name="Default">
        <draw:frame draw:style-name="gr8" draw:text-style-name="P8" draw:layer="layout" svg:width="19.59cm" svg:height="25.94cm" svg:x="1cm" svg:y="1cm">
          <draw:text-box>
            <text:p text:style-name="P7">（无需服务器，局域网对讲机）</text:p>
            <text:p text:style-name="P7"/>
            <text:p text:style-name="P7">1，自动连接，在进入局域网开启程序后直接加入聊天室</text:p>
            <text:p text:style-name="P7">2，语音通讯，聊天室内所有成员都需要能接收</text:p>
            <text:p text:style-name="P7"/>
            <text:p text:style-name="P7">最后编译为安卓程序</text:p>
          </draw:text-box>
        </draw:frame>
      </draw:page>
      <draw:page draw:name="功能表2" draw:style-name="dp1" draw:master-page-name="Default">
        <draw:frame draw:style-name="gr8" draw:text-style-name="P9" draw:layer="layout" svg:width="19.59cm" svg:height="25.94cm" svg:x="1cm" svg:y="1cm">
          <draw:text-box>
            <text:p text:style-name="P2">（需要服务器，网络即时通讯）</text:p>
            <text:p>1，用户登录注册，服务器端储存用户信息</text:p>
            <text:p>2，实现用户与用户的udp通讯（传输语音信息）</text:p>
            <text:p>3，实现文件传输</text:p>
            <text:p/>
            <text:p text:style-name="P2">最后编译为桌面程序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4.2$Windows_X86_64 LibreOffice_project/3d775be2011f3886db32dfd395a6a6d1ca2630ff</meta:generator>
    <dc:date>2020-09-21T10:30:48.241000000</dc:date>
    <meta:editing-duration>PT1H38M13S</meta:editing-duration>
    <meta:editing-cycles>14</meta:editing-cycles>
    <meta:document-statistic meta:object-count="33"/>
  </office:meta>
</office:document-meta>
</file>